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19e6" officeooo:paragraph-rsid="001d19e6" style:font-weight-asian="bold" style:font-weight-complex="bold"/>
    </style:style>
    <style:style style:name="P2" style:family="paragraph" style:parent-style-name="Standard">
      <style:text-properties fo:font-weight="normal" officeooo:rsid="001d19e6" officeooo:paragraph-rsid="001d19e6" style:font-weight-asian="normal" style:font-weight-complex="normal"/>
    </style:style>
    <style:style style:name="P3" style:family="paragraph" style:parent-style-name="Standard">
      <style:text-properties fo:font-weight="normal" officeooo:rsid="001e46fa" officeooo:paragraph-rsid="001e46f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INE TRAINING</text:p>
      <text:p text:style-name="P2"/>
      <text:p text:style-name="P2">rover drives itself</text:p>
      <text:p text:style-name="P2"/>
      <text:p text:style-name="P2">(s, a, r s’) <text:s/>is stored in RAM</text:p>
      <text:p text:style-name="P2"/>
      <text:p text:style-name="P2">experience replay is built up</text:p>
      <text:p text:style-name="P2"/>
      <text:p text:style-name="P2"/>
      <text:p text:style-name="P2"/>
      <text:p text:style-name="P2"/>
      <text:p text:style-name="P2"/>
      <text:p text:style-name="P3">data class has Q_Agent</text:p>
      <text:p text:style-name="P3"/>
      <text:p text:style-name="P3">RoverRun.d.Q_Ag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3:23:41.687447458</meta:creation-date>
    <dc:date>2019-02-07T14:39:24.544545336</dc:date>
    <meta:editing-duration>PT1H5M32S</meta:editing-duration>
    <meta:editing-cycles>1</meta:editing-cycles>
    <meta:document-statistic meta:table-count="0" meta:image-count="0" meta:object-count="0" meta:page-count="1" meta:paragraph-count="6" meta:word-count="23" meta:character-count="133" meta:non-whitespace-character-count="115"/>
    <meta:generator>LibreOffice/6.0.3.2$Linux_X86_64 LibreOffice_project/00m0$Build-2</meta:generator>
  </office:meta>
</office:document-meta>
</file>